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ASIVOS POR IMPUESTOS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Oblicaciones Patronale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0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7" office:value-type="string" office:string-value="Ref. PT" calcext:value-type="string" table:number-columns-spanned="1" table:number-rows-spanned="2">
            <text:p><text:s/>Ref. PT </text:p>
          </table:table-cell>
          <table:table-cell table:style-name="ce245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6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7"/>
          <table:covered-table-cell table:style-name="ce245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6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227"/>
          <table:table-cell table:style-name="ce93"/>
          <table:table-cell table:style-name="ce98"/>
          <table:table-cell table:style-name="ce106"/>
          <table:table-cell table:style-name="ce49" table:formula="of:=[.F14]-[.I14]" office:value-type="float" office:value="0" calcext:value-type="float">
            <text:p><text:s/>- </text:p>
          </table:table-cell>
          <table:table-cell table:style-name="ce124" table:formula="of:=[.L14]/[.$L$29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 office:value-type="string" office:string-value="2-1-1-02-01-001" calcext:value-type="string">
            <text:p><text:s/>2-1-1-02-01-001 </text:p>
          </table:table-cell>
          <table:table-cell table:style-name="ce228" office:value-type="string" office:string-value="Sueldo por Pagar" calcext:value-type="string">
            <text:p><text:s/>Sueldo por Pagar </text:p>
          </table:table-cell>
          <table:table-cell table:style-name="ce51" office:value-type="float" office:value="3297" calcext:value-type="float">
            <text:p><text:s/>3,297 </text:p>
          </table:table-cell>
          <table:table-cell table:style-name="ce99"/>
          <table:table-cell table:style-name="ce107"/>
          <table:table-cell table:style-name="ce49" table:formula="of:=[.F15]-[.I15]" office:value-type="float" office:value="-3297" calcext:value-type="float">
            <text:p><text:s/>(3,297)</text:p>
          </table:table-cell>
          <table:table-cell table:style-name="ce124" table:formula="of:=[.L15]/[.$L$29]" office:value-type="percentage" office:value="0.0130953373926099" calcext:value-type="percentage">
            <text:p>1.3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 office:value-type="string" office:string-value="2-1-1-02-01-002" calcext:value-type="string">
            <text:p><text:s/>2-1-1-02-01-002 </text:p>
          </table:table-cell>
          <table:table-cell table:style-name="ce228" office:value-type="string" office:string-value="Decimo tercero por pagar" calcext:value-type="string">
            <text:p><text:s/>Decimo tercero por pagar </text:p>
          </table:table-cell>
          <table:table-cell table:style-name="ce51" office:value-type="float" office:value="1116" calcext:value-type="float">
            <text:p><text:s/>1,116 </text:p>
          </table:table-cell>
          <table:table-cell table:style-name="ce99"/>
          <table:table-cell table:style-name="ce107"/>
          <table:table-cell table:style-name="ce49" table:formula="of:=[.F16]-[.I16]" office:value-type="float" office:value="-1116" calcext:value-type="float">
            <text:p><text:s/>(1,116)</text:p>
          </table:table-cell>
          <table:table-cell table:style-name="ce124" table:formula="of:=[.L16]/[.$L$29]" office:value-type="percentage" office:value="0.00443263467702537" calcext:value-type="percentage">
            <text:p>0.4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 office:value-type="string" office:string-value="2-1-1-02-01-003" calcext:value-type="string">
            <text:p><text:s/>2-1-1-02-01-003 </text:p>
          </table:table-cell>
          <table:table-cell table:style-name="ce228" office:value-type="string" office:string-value="Decimo cuarto por pagar" calcext:value-type="string">
            <text:p><text:s/>Decimo cuarto por pagar </text:p>
          </table:table-cell>
          <table:table-cell table:style-name="ce51" office:value-type="float" office:value="1073" calcext:value-type="float">
            <text:p><text:s/>1,073 </text:p>
          </table:table-cell>
          <table:table-cell table:style-name="ce99"/>
          <table:table-cell table:style-name="ce107"/>
          <table:table-cell table:style-name="ce49" table:formula="of:=[.F17]-[.I17]" office:value-type="float" office:value="-1073" calcext:value-type="float">
            <text:p><text:s/>(1,073)</text:p>
          </table:table-cell>
          <table:table-cell table:style-name="ce124" table:formula="of:=[.L17]/[.$L$29]" office:value-type="percentage" office:value="0.00426184319753425" calcext:value-type="percentage">
            <text:p>0.4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86" office:value-type="string" office:string-value="2-1-1-02-01-004" calcext:value-type="string">
            <text:p><text:s/>2-1-1-02-01-004 </text:p>
          </table:table-cell>
          <table:table-cell table:style-name="ce228" office:value-type="string" office:string-value="Vacaciones por pagar" calcext:value-type="string">
            <text:p><text:s/>Vacaciones por pagar </text:p>
          </table:table-cell>
          <table:table-cell table:style-name="ce51" office:value-type="float" office:value="11424" calcext:value-type="float">
            <text:p><text:s/>11,424 </text:p>
          </table:table-cell>
          <table:table-cell table:style-name="ce99"/>
          <table:table-cell table:style-name="ce107"/>
          <table:table-cell table:style-name="ce49" table:formula="of:=[.F18]-[.I18]" office:value-type="float" office:value="-11424" calcext:value-type="float">
            <text:p><text:s/>(11,424)</text:p>
          </table:table-cell>
          <table:table-cell table:style-name="ce124" table:formula="of:=[.L18]/[.$L$29]" office:value-type="percentage" office:value="0.0453749270164317" calcext:value-type="percentage">
            <text:p>4.54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6" office:value-type="string" office:string-value="2-1-1-02-01-005" calcext:value-type="string">
            <text:p><text:s/>2-1-1-02-01-005 </text:p>
          </table:table-cell>
          <table:table-cell table:style-name="ce228" office:value-type="string" office:string-value="Aportes Patronales por pagar" calcext:value-type="string">
            <text:p><text:s/>Aportes Patronales por pagar </text:p>
          </table:table-cell>
          <table:table-cell table:style-name="ce51" office:value-type="float" office:value="1995" calcext:value-type="float">
            <text:p><text:s/>1,995 </text:p>
          </table:table-cell>
          <table:table-cell table:style-name="ce99"/>
          <table:table-cell table:style-name="ce107"/>
          <table:table-cell table:style-name="ce49" table:formula="of:=[.F19]-[.I19]" office:value-type="float" office:value="-1995" calcext:value-type="float">
            <text:p><text:s/>(1,995)</text:p>
          </table:table-cell>
          <table:table-cell table:style-name="ce124" table:formula="of:=[.L19]/[.$L$29]" office:value-type="percentage" office:value="0.00792393026941363" calcext:value-type="percentage">
            <text:p>0.7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6" office:value-type="string" office:string-value="2-1-1-02-01-006" calcext:value-type="string">
            <text:p><text:s/>2-1-1-02-01-006 </text:p>
          </table:table-cell>
          <table:table-cell table:style-name="ce229" office:value-type="string" office:string-value="Fondos de reserva por pagar" calcext:value-type="string">
            <text:p><text:s/>Fondos de reserva por pagar </text:p>
          </table:table-cell>
          <table:table-cell table:style-name="ce51" office:value-type="float" office:value="592" calcext:value-type="float">
            <text:p><text:s/>592 </text:p>
          </table:table-cell>
          <table:table-cell table:style-name="ce99"/>
          <table:table-cell table:style-name="ce107"/>
          <table:table-cell table:style-name="ce49" table:formula="of:=[.F20]-[.I20]" office:value-type="float" office:value="-592" calcext:value-type="float">
            <text:p><text:s/>(592)</text:p>
          </table:table-cell>
          <table:table-cell table:style-name="ce124" table:formula="of:=[.L20]/[.$L$29]" office:value-type="percentage" office:value="0.00235136176415683" calcext:value-type="percentage">
            <text:p>0.2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6" office:value-type="string" office:string-value="2-1-1-02-01-007" calcext:value-type="string">
            <text:p><text:s/>2-1-1-02-01-007 </text:p>
          </table:table-cell>
          <table:table-cell table:style-name="ce230" office:value-type="string" calcext:value-type="string">
            <text:p>Prestamos Quirografarios</text:p>
          </table:table-cell>
          <table:table-cell table:style-name="ce53" office:value-type="float" office:value="490" calcext:value-type="float">
            <text:p>490</text:p>
          </table:table-cell>
          <table:table-cell table:style-name="ce99"/>
          <table:table-cell table:style-name="ce107"/>
          <table:table-cell table:style-name="ce49" table:formula="of:=[.F21]-[.I21]" office:value-type="float" office:value="-490" calcext:value-type="float">
            <text:p><text:s/>(490)</text:p>
          </table:table-cell>
          <table:table-cell table:style-name="ce124" table:formula="of:=[.L21]/[.$L$29]" office:value-type="percentage" office:value="0.0019462284872244" calcext:value-type="percentage">
            <text:p>0.1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6" office:value-type="string" office:string-value="2-1-1-02-01-009" calcext:value-type="string">
            <text:p><text:s/>2-1-1-02-01-009 </text:p>
          </table:table-cell>
          <table:table-cell table:style-name="ce231" office:value-type="string" calcext:value-type="string">
            <text:p>15 % de participacion trabajadores</text:p>
          </table:table-cell>
          <table:table-cell table:style-name="ce54" office:value-type="float" office:value="231782" calcext:value-type="float">
            <text:p>231,782 </text:p>
          </table:table-cell>
          <table:table-cell table:style-name="ce99"/>
          <table:table-cell table:style-name="ce107"/>
          <table:table-cell table:style-name="ce49" table:formula="of:=[.F22]-[.I22]" office:value-type="float" office:value="-231782" calcext:value-type="float">
            <text:p><text:s/>(231,782)</text:p>
          </table:table-cell>
          <table:table-cell table:style-name="ce124" table:formula="of:=[.L22]/[.$L$29]" office:value-type="percentage" office:value="0.920613737195604" calcext:value-type="percentage">
            <text:p>92.0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29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9"/>
          <table:table-cell table:style-name="ce88"/>
          <table:table-cell table:style-name="ce52"/>
          <table:table-cell table:style-name="ce99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29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29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29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6])" office:value-type="float" office:value="0" calcext:value-type="float">
            <text:p><text:s/>- </text:p>
          </table:table-cell>
          <table:table-cell table:style-name="ce18" table:formula="of:=SUM([.D14:.D26])" office:value-type="float" office:value="0" calcext:value-type="float">
            <text:p><text:s/>- </text:p>
          </table:table-cell>
          <table:table-cell table:style-name="ce18" table:formula="of:=SUM([.E14:.E26])" office:value-type="float" office:value="0" calcext:value-type="float">
            <text:p><text:s/>- </text:p>
          </table:table-cell>
          <table:table-cell table:style-name="ce18" table:formula="of:=SUM([.F14:.F26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6])" office:value-type="float" office:value="251769" calcext:value-type="float">
            <text:p><text:s/>251,769 </text:p>
          </table:table-cell>
          <table:table-cell table:style-name="ce18" table:number-columns-repeated="2"/>
          <table:table-cell table:style-name="ce18" table:formula="of:=SUM([.L14:.L26])" office:value-type="float" office:value="-251769" calcext:value-type="float">
            <text:p><text:s/>(251,769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Participación de los trabajadores (1)</text:p>
          </table:table-cell>
          <table:table-cell table:style-name="ce60"/>
          <table:table-cell table:style-name="ce75" table:formula="of:=[.I22]" office:value-type="float" office:value="231782" calcext:value-type="float">
            <text:p><text:s/>231,782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os beneficios sociales</text:p>
          </table:table-cell>
          <table:table-cell table:style-name="ce60"/>
          <table:table-cell table:style-name="ce75" table:formula="of:=SUM([.I16:.I18])" office:value-type="float" office:value="13613" calcext:value-type="float">
            <text:p><text:s/>13,613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porte al IESS</text:p>
          </table:table-cell>
          <table:table-cell table:style-name="ce60"/>
          <table:table-cell table:style-name="ce75" table:formula="of:=SUM([.I19:.I21])" office:value-type="float" office:value="3077" calcext:value-type="float">
            <text:p><text:s/>3,077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Nomina por pagar</text:p>
          </table:table-cell>
          <table:table-cell table:style-name="ce60"/>
          <table:table-cell table:style-name="ce75" table:formula="of:=SUM([.I15])" office:value-type="float" office:value="3297" calcext:value-type="float">
            <text:p><text:s/>3,297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4:.C41])" office:value-type="float" office:value="0" calcext:value-type="float">
            <text:p><text:s/>- </text:p>
          </table:table-cell>
          <table:table-cell table:style-name="ce77" table:formula="of:=+SUM([.D34:.D41])" office:value-type="float" office:value="251769" calcext:value-type="float">
            <text:p><text:s/>251,769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4:'Cedula Resumen'.A25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6:'Cedula Resumen'.A26">
            <calcext:condition calcext:apply-style-name="ConditionalStyle_3" calcext:value="duplicate" calcext:base-cell-address="'Cedula Resumen'.A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9:49:32.3033847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0:03:15.678658687</dc:date>
    <meta:editing-duration>PT27M57S</meta:editing-duration>
    <meta:editing-cycles>3</meta:editing-cycles>
    <meta:document-statistic meta:table-count="1" meta:cell-count="131" meta:object-count="0"/>
  </office:meta>
</office:document-meta>
</file>